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size-asian="10.5pt"/>
    </style:style>
    <style:style style:name="P2" style:family="paragraph" style:parent-style-name="Standard">
      <style:text-properties officeooo:paragraph-rsid="00158297"/>
    </style:style>
    <style:style style:name="P3" style:family="paragraph" style:parent-style-name="Standard">
      <style:text-properties officeooo:rsid="00158297" officeooo:paragraph-rsid="00158297"/>
    </style:style>
    <style:style style:name="P4" style:family="paragraph" style:parent-style-name="Standard">
      <style:text-properties officeooo:rsid="0019d259" officeooo:paragraph-rsid="0019d259"/>
    </style:style>
    <style:style style:name="P5" style:family="paragraph" style:parent-style-name="Standard">
      <style:text-properties officeooo:rsid="00185e2d" officeooo:paragraph-rsid="0019d259"/>
    </style:style>
    <style:style style:name="P6" style:family="paragraph" style:parent-style-name="Standard">
      <style:text-properties officeooo:rsid="0013f2ce" officeooo:paragraph-rsid="00185e2d"/>
    </style:style>
    <style:style style:name="P7" style:family="paragraph" style:parent-style-name="Standard">
      <style:text-properties officeooo:paragraph-rsid="001d871f"/>
    </style:style>
    <style:style style:name="P8" style:family="paragraph" style:parent-style-name="Standard">
      <style:text-properties officeooo:paragraph-rsid="001f85ec"/>
    </style:style>
    <style:style style:name="P9" style:family="paragraph" style:parent-style-name="Standard">
      <style:text-properties officeooo:rsid="001f85ec" officeooo:paragraph-rsid="001f85e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f2ce" style:font-size-asian="10.5pt"/>
    </style:style>
    <style:style style:name="T3" style:family="text">
      <style:text-properties fo:font-size="14pt" fo:font-weight="bold" officeooo:rsid="001d871f" style:font-size-asian="10.5pt"/>
    </style:style>
    <style:style style:name="T4" style:family="text">
      <style:text-properties fo:font-size="14pt" fo:font-style="normal" fo:font-weight="bold" style:font-size-asian="10.5pt"/>
    </style:style>
    <style:style style:name="T5" style:family="text">
      <style:text-properties fo:font-size="14pt" fo:font-style="normal" fo:font-weight="normal" style:font-size-asian="10.5pt"/>
    </style:style>
    <style:style style:name="T6" style:family="text">
      <style:text-properties fo:font-size="12pt" fo:font-style="normal" fo:font-weight="bold" style:font-size-asian="12pt" style:font-size-complex="12pt"/>
    </style:style>
    <style:style style:name="T7" style:family="text">
      <style:text-properties fo:font-size="12pt" fo:font-style="normal" fo:font-weight="normal" style:font-size-asian="12pt" style:font-size-complex="12pt"/>
    </style:style>
    <style:style style:name="T8" style:family="text">
      <style:text-properties fo:font-size="12pt" fo:font-weight="bold" officeooo:rsid="0013f2ce" style:font-size-asian="10.5pt"/>
    </style:style>
    <style:style style:name="T9" style:family="text">
      <style:text-properties fo:font-size="12pt" fo:font-weight="bold" officeooo:rsid="001d871f" style:font-size-asian="10.5pt"/>
    </style:style>
    <style:style style:name="T10" style:family="text">
      <style:text-properties fo:font-weight="bold" style:font-size-asian="10.5pt"/>
    </style:style>
    <style:style style:name="T11" style:family="text">
      <style:text-properties fo:font-weight="bold" officeooo:rsid="0013f2ce" style:font-size-asian="10.5pt"/>
    </style:style>
    <style:style style:name="T12" style:family="text">
      <style:text-properties officeooo:rsid="000f9eac"/>
    </style:style>
    <style:style style:name="T13" style:family="text">
      <style:text-properties officeooo:rsid="00113e42"/>
    </style:style>
    <style:style style:name="T14" style:family="text">
      <style:text-properties officeooo:rsid="0013f2ce"/>
    </style:style>
    <style:style style:name="T15" style:family="text">
      <style:text-properties officeooo:rsid="0016888e"/>
    </style:style>
    <style:style style:name="T16" style:family="text">
      <style:text-properties officeooo:rsid="001ae1d6"/>
    </style:style>
    <style:style style:name="T17" style:family="text">
      <style:text-properties officeooo:rsid="001f88ba"/>
    </style:style>
    <style:style style:name="T18" style:family="text">
      <style:text-properties officeooo:rsid="00211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Cookbook: Installation steps for swissbib VuFind<text:line-break/><text:line-break/></text:span><text:line-break/>(workshop EPFL: “swissbib for the short distance runner”</text:p>
      <text:p text:style-name="Standard"/>
      <text:p text:style-name="P8"><text:span text:style-name="T4">I. Installation of swissbib sources from Github <text:line-break/></text:span><text:span text:style-name="T6"><text:line-break/></text:span><text:span text:style-name="T7">0) assumption: services MySQL and Apache are already started<text:line-break/>(service mysql start|restart<text:line-break/>service apache2 start|restart)<text:line-break/></text:span><text:span text:style-name="T5"><text:line-break/></text:span>1) mkdir /usr/local/vufind/<text:span text:style-name="T12">httpd</text:span> (Standard for swissbib)<text:line-break/>(for EPFL workshop: /usr/local/vufind/epfl)<text:line-break/><text:line-break/>2) cd /usr/local/vufind/<text:span text:style-name="T13">epfl</text:span><text:line-break/>→ by now called APP_DIR<text:line-break/><text:line-break/><text:line-break/><text:span text:style-name="T16">3</text:span>) <text:s/>git clone https://github.com/swissbib/sbvf2.git .</text:p>
      <text:p text:style-name="P9">Git checkout feature/epflworkshop<text:line-break/><text:line-break/>→ additional resources for the workshop</text:p>
      <text:p text:style-name="P8"><text:s/></text:p>
      <text:p text:style-name="Standard"><text:line-break/></text:p>
      <text:p text:style-name="Standard"><text:span text:style-name="T10">status: now you have got all the necessary resources </text:span><text:line-break/><text:span text:style-name="T10">next: Configure a local MySQL database</text:span></text:p>
      <text:p text:style-name="P1"/>
      <text:p text:style-name="Standard"><text:span text:style-name="T4">II. Setup and configure a local MySQL database </text:span><text:line-break/><text:line-break/>6) cd sbDocumentation<text:line-break/><text:line-break/>7) Create and configure MySQL database<text:line-break/></text:p>
      <text:p text:style-name="Standard">mysql --user=root -p &lt; sb.vufind2.schema.only.sql </text:p>
      <text:p text:style-name="Standard"/>
      <text:p text:style-name="Standard">mysql –user=root -p<text:line-break/>(you need the MySQL root password)<text:line-break/></text:p>
      <text:p text:style-name="Standard"><text:s/>CREATE USER 'vufind2'@'localhost' IDENTIFIED BY 'vufind2'; </text:p>
      <text:p text:style-name="Standard"><text:s/>GRANT ALL PRIVILEGES ON vufind2.* TO 'vufind2'@'localhost' IDENTIFIED BY 'vufind2' WITH GRANT OPTION; </text:p>
      <text:p text:style-name="Standard"/>
      <text:p text:style-name="P7"><text:span text:style-name="T2"><text:line-break/><text:line-break/></text:span><text:span text:style-name="T8">status: </text:span><text:span text:style-name="T9">you have a local MySQL database which is used by your application</text:span><text:span text:style-name="T8"><text:line-break/>next: Configure </text:span><text:span text:style-name="T9">the application for the first start</text:span><text:span text:style-name="T2"><text:line-break/></text:span><text:soft-page-break/><text:span text:style-name="T2"><text:line-break/></text:span><text:span text:style-name="T14">8) <text:s/>Configuration of webserver<text:line-break/><text:line-break/>cp $APP_DIR/sbDocumentation/installation/httpd-vufind.conf $APP_DIR/local</text:span></text:p>
      <text:p text:style-name="P3">cd /etc/apache2/conf.d<text:line-break/><text:span text:style-name="T17">sudo </text:span>ln -s /usr/local/vufind/epfl/local/httpd-vufind.conf http_epfl.vufind.conf</text:p>
      <text:p text:style-name="P3"><text:span text:style-name="T17">sudo </text:span>service apache2 restart <text:s/>(restart apache webserver)<text:line-break/><text:line-break/><text:line-break/><text:span text:style-name="T18">9) Configuration of Application</text:span></text:p>
      <text:p text:style-name="P3"/>
      <text:p text:style-name="P4">cd $APP_DIR</text:p>
      <text:p text:style-name="P5">cp $APP_DIR/sbDocumentation/installation/config.ini $APP_DIR/local/config/vufind<text:line-break/><text:line-break/><text:line-break/>sudo chmod 777 $APP_DIR/log<text:line-break/>sudo chmod 777 $APP_DIR/local/cache<text:line-break/><text:line-break/><text:line-break/></text:p>
      <text:p text:style-name="P6"/>
      <text:p text:style-name="P3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6T19:44:47.165971926</dc:date>
    <meta:editing-duration>PT3H52M34S</meta:editing-duration>
    <meta:editing-cycles>50</meta:editing-cycles>
    <meta:generator>LibreOffice/4.1.1.2$Linux_x86 LibreOffice_project/410m0$Build-2</meta:generator>
    <meta:document-statistic meta:table-count="0" meta:image-count="0" meta:object-count="0" meta:page-count="2" meta:paragraph-count="17" meta:word-count="193" meta:character-count="1624" meta:non-whitespace-character-count="1408"/>
  </office:meta>
</office:document-meta>
</file>